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17cm" fo:margin-right="0cm" fo:margin-top="0.129cm" fo:margin-bottom="0cm" loext:contextual-spacing="false" fo:line-height="100%" fo:text-indent="0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1fc4b"/>
    </style:style>
    <style:style style:name="P2" style:family="paragraph" style:parent-style-name="Text_20_body">
      <style:paragraph-properties fo:margin-left="0.617cm" fo:margin-right="0cm" fo:margin-top="0.129cm" fo:margin-bottom="0cm" loext:contextual-spacing="false" fo:line-height="100%" fo:text-indent="0cm" style:auto-text-indent="false">
        <style:tab-stops>
          <style:tab-stop style:position="0.494cm"/>
        </style:tab-stops>
      </style:paragraph-properties>
      <style:text-properties fo:color="#000000" officeooo:rsid="0001fc4b" officeooo:paragraph-rsid="0001fc4b"/>
    </style:style>
    <style:style style:name="P3" style:family="paragraph" style:parent-style-name="Text_20_body">
      <loext:graphic-properties draw:fill="none"/>
      <style:paragraph-properties fo:margin-left="0.6cm" fo:margin-right="0cm" fo:margin-top="0.129cm" fo:margin-bottom="0cm" loext:contextual-spacing="false" fo:line-height="100%" fo:text-indent="0cm" style:auto-text-indent="false" fo:background-color="transparent">
        <style:tab-stops>
          <style:tab-stop style:position="0.494cm"/>
        </style:tab-stops>
      </style:paragraph-properties>
      <style:text-properties fo:color="#000000" officeooo:rsid="001f1996" officeooo:paragraph-rsid="0001fc4b"/>
    </style:style>
    <style:style style:name="P4" style:family="paragraph" style:parent-style-name="Text_20_body">
      <loext:graphic-properties draw:fill="none"/>
      <style:paragraph-properties fo:margin-left="0.6cm" fo:margin-right="0cm" fo:margin-top="0.129cm" fo:margin-bottom="0cm" loext:contextual-spacing="false" fo:line-height="100%" fo:text-indent="0cm" style:auto-text-indent="false" fo:background-color="transparent">
        <style:tab-stops>
          <style:tab-stop style:position="0.494cm"/>
        </style:tab-stops>
      </style:paragraph-properties>
      <style:text-properties fo:color="#000000" officeooo:rsid="0001fc4b" officeooo:paragraph-rsid="0001fc4b"/>
    </style:style>
    <style:style style:name="P5" style:family="paragraph" style:parent-style-name="Text_20_body" style:list-style-name="WWNum3">
      <style:paragraph-properties fo:margin-left="0.617cm" fo:margin-right="0cm" fo:margin-top="0.129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1fc4b"/>
    </style:style>
    <style:style style:name="P6" style:family="paragraph" style:parent-style-name="Text_20_body" style:list-style-name="WWNum3" style:master-page-name="">
      <loext:graphic-properties draw:fill="none"/>
      <style:paragraph-properties fo:margin-left="0.6cm" fo:margin-right="0cm" fo:margin-top="0.129cm" fo:margin-bottom="0cm" loext:contextual-spacing="false" fo:line-height="100%" fo:text-indent="0cm" style:auto-text-indent="false" style:page-number="auto" fo:background-color="transparent">
        <style:tab-stops>
          <style:tab-stop style:position="0.494cm"/>
        </style:tab-stops>
      </style:paragraph-properties>
      <style:text-properties fo:color="#000000" officeooo:rsid="001f1996" officeooo:paragraph-rsid="0001fc4b"/>
    </style:style>
    <style:style style:name="P7" style:family="paragraph" style:parent-style-name="Text_20_body" style:list-style-name="WWNum3">
      <loext:graphic-properties draw:fill="none"/>
      <style:paragraph-properties fo:margin-left="0.6cm" fo:margin-right="0cm" fo:margin-top="0.129cm" fo:margin-bottom="0cm" loext:contextual-spacing="false" fo:line-height="100%" fo:text-indent="0cm" style:auto-text-indent="false" fo:background-color="transparent">
        <style:tab-stops>
          <style:tab-stop style:position="0.494cm"/>
        </style:tab-stops>
      </style:paragraph-properties>
      <style:text-properties fo:color="#000000" officeooo:rsid="001f1996" officeooo:paragraph-rsid="0001fc4b"/>
    </style:style>
    <style:style style:name="P8" style:family="paragraph" style:parent-style-name="Text_20_body">
      <loext:graphic-properties draw:fill="none"/>
      <style:paragraph-properties fo:margin-left="0.6cm" fo:margin-right="0cm" fo:margin-top="0.129cm" fo:margin-bottom="0cm" loext:contextual-spacing="false" fo:line-height="100%" fo:text-indent="0cm" style:auto-text-indent="false" fo:background-color="transparent">
        <style:tab-stops>
          <style:tab-stop style:position="0.494cm"/>
        </style:tab-stops>
      </style:paragraph-properties>
      <style:text-properties fo:color="#000000" officeooo:rsid="001f1996" officeooo:paragraph-rsid="0001fc4b"/>
    </style:style>
    <style:style style:name="P9" style:family="paragraph" style:parent-style-name="Text_20_body">
      <loext:graphic-properties draw:fill="none"/>
      <style:paragraph-properties fo:margin-left="0.6cm" fo:margin-right="0cm" fo:margin-top="0.129cm" fo:margin-bottom="0cm" loext:contextual-spacing="false" fo:line-height="100%" fo:text-indent="0cm" style:auto-text-indent="false" fo:background-color="transparent">
        <style:tab-stops>
          <style:tab-stop style:position="0.494cm"/>
        </style:tab-stops>
      </style:paragraph-properties>
      <style:text-properties fo:color="#000000" officeooo:rsid="00024650" officeooo:paragraph-rsid="00024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5962430" text:style-name="WWNum3">
        <text:list-header>
          <text:p text:style-name="P5">NAME-SHAUNAK CHANDRA</text:p>
          <text:p text:style-name="P5">ROLL-2005757</text:p>
          <text:p text:style-name="P5">BRANCH-CSE (SLOT-1)</text:p>
          <text:p text:style-name="P5"><text:a xlink:type="simple" xlink:href="https://github.com/Kingsky1t/OOP_Lab_2005757" text:style-name="Internet_20_link" text:visited-style-name="Visited_20_Internet_20_Link">https://github.com/Kingsky1t/OOP_Lab_2005757</text:a></text:p>
        </text:list-header>
      </text:list>
      <text:p text:style-name="P1">Q1. WAP to allocate memory for two arrays dynamically. The size of the arrays is given as input. Merge the two arrays into a third array ( no sorting required ). Deallocate the memory of the first two arrays. Display the elements of the merged (third) array.</text:p>
      <text:p text:style-name="P1">#include &lt;iostream&gt;</text:p>
      <text:p text:style-name="P1">using namespace std;</text:p>
      <text:p text:style-name="P1">int main() {</text:p>
      <text:p text:style-name="P1"><text:tab/>int n1,n2;</text:p>
      <text:p text:style-name="P1"><text:tab/>cout&lt;&lt;"enter the number of elements in first array:";</text:p>
      <text:p text:style-name="P1"><text:tab/>cin&gt;&gt;n1;</text:p>
      <text:p text:style-name="P1"><text:tab/>int *p=new int[n1];</text:p>
      <text:p text:style-name="P1"><text:tab/>cout&lt;&lt;"enter the elements:";</text:p>
      <text:p text:style-name="P1"><text:tab/>for(int i=0;i&lt;n1;i++) {</text:p>
      <text:p text:style-name="P1"><text:tab/><text:tab/>cin&gt;&gt;*(p+i);</text:p>
      <text:p text:style-name="P1"><text:tab/>}</text:p>
      <text:p text:style-name="P1"><text:tab/>cout&lt;&lt;"enter the number of elements in second array:";</text:p>
      <text:p text:style-name="P1"><text:tab/>cin&gt;&gt;n2;</text:p>
      <text:p text:style-name="P1"><text:tab/>int *q=new int[n2];</text:p>
      <text:p text:style-name="P1"><text:tab/>cout&lt;&lt;"enter the elements:";</text:p>
      <text:p text:style-name="P1"><text:tab/>for(int i=0;i&lt;n2;i++) {</text:p>
      <text:p text:style-name="P1"><text:tab/><text:tab/>cin&gt;&gt;*(q+i);</text:p>
      <text:p text:style-name="P1"><text:tab/>}</text:p>
      <text:p text:style-name="P1"><text:tab/>int *r=new int[n1+n2];</text:p>
      <text:p text:style-name="P1"><text:tab/>int i;</text:p>
      <text:p text:style-name="P1"><text:tab/>for(i=0;i&lt;n1;i++) {</text:p>
      <text:p text:style-name="P1"><text:tab/><text:tab/>*(r+i)=*(p+i);</text:p>
      <text:p text:style-name="P1"><text:tab/>}</text:p>
      <text:p text:style-name="P1"><text:tab/>for(int x=0;x&lt;n2;x++) {</text:p>
      <text:p text:style-name="P1"><text:tab/><text:tab/>*(r+i)=*(q+x);</text:p>
      <text:p text:style-name="P1"><text:tab/><text:tab/>i++;</text:p>
      <text:p text:style-name="P1"><text:tab/>}</text:p>
      <text:p text:style-name="P1"><text:tab/>delete[] p;</text:p>
      <text:p text:style-name="P1"><text:tab/>delete[] q;</text:p>
      <text:p text:style-name="P1"><text:tab/>cout&lt;&lt;"the new array is:";</text:p>
      <text:p text:style-name="P1"><text:tab/>for(int x=0;x&lt;n1+n2;x++) {</text:p>
      <text:p text:style-name="P1"><text:tab/><text:tab/>cout&lt;&lt;*(r+x)&lt;&lt;" ";</text:p>
      <text:p text:style-name="P1"><text:tab/>}</text:p>
      <text:p text:style-name="P1"><text:tab/>return 0;</text:p>
      <text:p text:style-name="P1">}</text:p>
      <text:p text:style-name="P2"><text:soft-page-break/>OUTPUT:</text:p>
      <text:p text:style-name="P2">enter the number of elements in first array:3</text:p>
      <text:p text:style-name="P2">enter the elements:1 2 3</text:p>
      <text:p text:style-name="P2">enter the number of elements in second array:5</text:p>
      <text:p text:style-name="P2">enter the elements:6 7 8 9 0</text:p>
      <text:p text:style-name="P2">the new array is:1 2 3 6 7 8 9 0 </text:p>
      <text:p text:style-name="P2"/>
      <text:list xml:id="list93207570112531" text:continue-numbering="true" text:style-name="WWNum3">
        <text:list-item>
          <text:list>
            <text:list-item>
              <text:list>
                <text:list-item>
                  <text:list>
                    <text:list-header>
                      <text:p text:style-name="P6">Q2. WAP to enter a multiline string. Remove all the multiple blank spaces by copying the string to another string. Deallocate the memory for first string. Display the second string.</text:p>
                    </text:list-header>
                  </text:list>
                </text:list-item>
              </text:list>
            </text:list-item>
          </text:list>
        </text:list-item>
      </text:list>
      <text:p text:style-name="P3">#include &lt;iostream&gt;</text:p>
      <text:p text:style-name="P3">#include &lt;string&gt;</text:p>
      <text:p text:style-name="P3">using namespace std;</text:p>
      <text:p text:style-name="P3">int main() {</text:p>
      <text:p text:style-name="P3"><text:tab/>string s1,s2;</text:p>
      <text:p text:style-name="P3"><text:tab/>cout&lt;&lt;"enter the string:";</text:p>
      <text:p text:style-name="P3"><text:tab/>getline(cin,s1);</text:p>
      <text:p text:style-name="P3"><text:tab/>int count=s1.length();</text:p>
      <text:p text:style-name="P3"><text:tab/>s2.resize(count);</text:p>
      <text:p text:style-name="P3"><text:tab/>for(int i=0;i&lt;count;i++) {</text:p>
      <text:p text:style-name="P3"><text:tab/><text:tab/>if(s1.at(i)!=' ')</text:p>
      <text:p text:style-name="P3"><text:tab/><text:tab/><text:tab/>s2.at(i)=s1.at(i);</text:p>
      <text:p text:style-name="P3"><text:tab/><text:tab/>}</text:p>
      <text:p text:style-name="P9">delete s1;</text:p>
      <text:p text:style-name="P3"><text:tab/>cout&lt;&lt;"the new string after removing spaces is:";</text:p>
      <text:p text:style-name="P3"><text:tab/>cout&lt;&lt;s2;</text:p>
      <text:p text:style-name="P3">}</text:p>
      <text:p text:style-name="P4">OUTPUT</text:p>
      <text:p text:style-name="P4">enter the string:my name is shaunak chandra</text:p>
      <text:p text:style-name="P4">the new string after removing spaces is:mynameisshaunakchandra</text:p>
      <text:p text:style-name="P4"/>
      <text:list xml:id="list93206410590071" text:continue-numbering="true" text:style-name="WWNum3">
        <text:list-header>
          <text:p text:style-name="P7">Q3. WAP to enter an integer. Ask the user if he wants to enter another integer. Continue input of integers till user stops.Display all the integers. Use dynamic memory allocation. [ Hint: <text:s/>Form link list ].</text:p>
        </text:list-header>
      </text:list>
      <text:p text:style-name="P3">#include &lt;iostream&gt;</text:p>
      <text:p text:style-name="P3">using namespace std;</text:p>
      <text:p text:style-name="P3"/>
      <text:p text:style-name="P3">int main() {</text:p>
      <text:p text:style-name="P3"><text:tab/>struct node {</text:p>
      <text:p text:style-name="P3"><text:tab/><text:tab/>int info;</text:p>
      <text:p text:style-name="P3"><text:tab/><text:tab/>struct node *next;</text:p>
      <text:p text:style-name="P3"><text:tab/>};</text:p>
      <text:p text:style-name="P3"><text:tab/>struct node *start=new struct node();</text:p>
      <text:p text:style-name="P3"><text:soft-page-break/><text:tab/>start=NULL;</text:p>
      <text:p text:style-name="P3"><text:tab/>char ch;</text:p>
      <text:p text:style-name="P3"><text:tab/>do{</text:p>
      <text:p text:style-name="P3"><text:tab/><text:tab/>int x;</text:p>
      <text:p text:style-name="P3"><text:tab/><text:tab/>cout&lt;&lt;"enter a number:";</text:p>
      <text:p text:style-name="P3"><text:tab/><text:tab/>cin&gt;&gt;x;</text:p>
      <text:p text:style-name="P3"><text:tab/><text:tab/>struct node *first=new struct node();</text:p>
      <text:p text:style-name="P3"><text:tab/><text:tab/>first-&gt;info=x;</text:p>
      <text:p text:style-name="P3"><text:tab/><text:tab/>first-&gt;next=NULL;</text:p>
      <text:p text:style-name="P3"><text:tab/><text:tab/>if(start==NULL) {</text:p>
      <text:p text:style-name="P3"><text:tab/><text:tab/><text:tab/>start=first;</text:p>
      <text:p text:style-name="P3"><text:tab/><text:tab/>}</text:p>
      <text:p text:style-name="P3"><text:tab/><text:tab/>else{</text:p>
      <text:p text:style-name="P3"><text:tab/><text:tab/><text:tab/>struct node *ptr=start;</text:p>
      <text:p text:style-name="P3"><text:tab/><text:tab/><text:tab/>while(ptr-&gt;next!=NULL){</text:p>
      <text:p text:style-name="P3"><text:tab/><text:tab/><text:tab/><text:tab/>ptr=ptr-&gt;next;</text:p>
      <text:p text:style-name="P3"><text:tab/><text:tab/><text:tab/>}</text:p>
      <text:p text:style-name="P3"><text:tab/><text:tab/><text:tab/>ptr-&gt;next=first;</text:p>
      <text:p text:style-name="P3"><text:tab/><text:tab/>}</text:p>
      <text:p text:style-name="P3"><text:tab/><text:tab/>cout&lt;&lt;"Do you want to enter another number? y or n:";</text:p>
      <text:p text:style-name="P3"><text:tab/><text:tab/>cin&gt;&gt;ch;</text:p>
      <text:p text:style-name="P3"><text:tab/>}while(ch=='y');</text:p>
      <text:p text:style-name="P3"><text:tab/>struct node *ptr=start;</text:p>
      <text:p text:style-name="P3"><text:tab/>cout&lt;&lt;"the intergers entered are:";</text:p>
      <text:p text:style-name="P3"><text:tab/>while(ptr!=NULL) {</text:p>
      <text:p text:style-name="P3"><text:tab/><text:tab/>cout&lt;&lt;ptr-&gt;info&lt;&lt;" ";</text:p>
      <text:p text:style-name="P3"><text:tab/><text:tab/>ptr=ptr-&gt;next;</text:p>
      <text:p text:style-name="P3"><text:tab/>}</text:p>
      <text:p text:style-name="P3">}</text:p>
      <text:p text:style-name="P4">OUTPUT</text:p>
      <text:p text:style-name="P4">enter a number:12</text:p>
      <text:p text:style-name="P4">Do you want to enter another number? y or n:y</text:p>
      <text:p text:style-name="P4">enter a number:7</text:p>
      <text:p text:style-name="P4">Do you want to enter another number? y or n:y</text:p>
      <text:p text:style-name="P4">enter a number:9</text:p>
      <text:p text:style-name="P4">Do you want to enter another number? y or n:y</text:p>
      <text:p text:style-name="P4">enter a number:5</text:p>
      <text:p text:style-name="P4">Do you want to enter another number? y or n:y</text:p>
      <text:p text:style-name="P4">enter a number:30</text:p>
      <text:p text:style-name="P4">Do you want to enter another number? y or n:n</text:p>
      <text:p text:style-name="P4">the intergers entered are:12 7 9 5 30 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3" style:display-name="ListLabel 3" style:family="text">
      <style:text-properties fo:color="#3b4854" fo:font-size="10.5pt" fo:letter-spacing="-0.044cm" style:font-name-asian="Arial" style:font-family-asian="Arial" style:font-family-generic-asian="system" style:font-pitch-asian="variable" style:font-size-asian="10.5pt" style:font-size-complex="10.5pt" style:text-scale="16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 fo:text-indent="-0.282cm" fo:margin-left="0.194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82cm" fo:margin-left="3.01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82cm" fo:margin-left="4.40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82cm" fo:margin-left="5.794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82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82cm" fo:margin-left="8.5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82cm" fo:margin-left="9.9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82cm" fo:margin-left="11.35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82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22:30:49.044622225</meta:creation-date>
    <dc:date>2021-08-31T09:32:06.045923413</dc:date>
    <meta:editing-duration>PT10H49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17" meta:word-count="446" meta:character-count="2910" meta:non-whitespace-character-count="2465"/>
  </office:meta>
</office:document-meta>
</file>